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23mm"/>
    </style:style>
    <style:style style:name="co2" style:family="table-column">
      <style:table-column-properties fo:break-before="auto" style:column-width="44.04mm"/>
    </style:style>
    <style:style style:name="co3" style:family="table-column">
      <style:table-column-properties fo:break-before="auto" style:column-width="11.57mm"/>
    </style:style>
    <style:style style:name="co4" style:family="table-column">
      <style:table-column-properties fo:break-before="auto" style:column-width="11.36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1.2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formula="of:=[.AT52]-[.AT78]-[.AT104]" office:value-type="float" office:value="-556" calcext:value-type="float">
            <text:p>-5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formula="of:=SUM([.AT2:.AT26])"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0:45:09.076494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MacOSX_X86_64 LibreOffice_project/86daf60bf00efa86ad547e59e09d6bb77c699acb</meta:generator>
    <dc:date>2020-04-16T10:46:25.909646974</dc:date>
    <meta:editing-duration>PT1H2M58S</meta:editing-duration>
    <meta:editing-cycles>12</meta:editing-cycles>
    <meta:document-statistic meta:table-count="1" meta:cell-count="6026" meta:object-count="0"/>
  </office:meta>
</office:document-meta>
</file>